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60" draw:name="TextBox 3" svg:x="5.70667in" svg:y="0.68in" svg:width="1.92in" svg:height="0.94245in">
          <draw:text-box>
            <text:p text:style-name="a359" text:class-names="" text:cond-style-name=""><text:span text:style-name="a357" text:class-names="">Menu</text:span><text:span text:style-name="a358" text:class-names=""/></text:p>
          </draw:text-box>
          <svg:title/>
          <svg:desc/>
        </draw:frame>
      </draw:page>
      <draw:page draw:name="Slide2" draw:style-name="a361" draw:master-page-name="Master1-Layout7-blank-Blank" presentation:presentation-page-layout-name="Master1-PPL7" draw:id="Slide-257">
        <draw:custom-shape svg:x="0in" svg:y="0in" svg:width="13.33333in" svg:height="7.5in" draw:id="id64" draw:style-name="a364" draw:name="Rectangle 1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33in" svg:y="0.38667in" svg:width="12.92in" svg:height="7.11333in" draw:id="id65" draw:style-name="a367" draw:name="Rectangle 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in" svg:y="0.85333in" svg:width="12.05333in" svg:height="6.64667in" draw:id="id66" draw:style-name="a370" draw:name="Rectangle 3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333in" svg:y="1.47724in" svg:width="11.82667in" svg:height="6.02276in" draw:id="id67" draw:style-name="a373" draw:name="Rectangle 4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78" draw:name="TextBox 5" svg:x="0in" svg:y="0in" svg:width="10.26667in" svg:height="0.70684in">
          <draw:text-box>
            <text:p text:style-name="a375" text:class-names="" text:cond-style-name=""><text:span text:style-name="a374" text:class-names="">When the game is ran, start Game Loop.</text:span></text:p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9" draw:style-name="a382" draw:name="TextBox 13" svg:x="1.4in" svg:y="1.02684in" svg:width="9.50667in" svg:height="0.40391in">
          <draw:text-box>
            <text:p text:style-name="a381" text:class-names="" text:cond-style-name=""><text:span text:style-name="a379" text:class-names="">Check events (checks if keys are pressed) if yes</text:span><text:span text:style-name="a380" text:class-names=""/></text:p>
          </draw:text-box>
          <svg:title/>
          <svg:desc/>
        </draw:frame>
        <draw:frame draw:id="id70" draw:style-name="a386" draw:name="TextBox 14" svg:x="0.54in" svg:y="0.44943in" svg:width="11.64in" svg:height="0.40391in">
          <draw:text-box>
            <text:p text:style-name="a385" text:class-names="" text:cond-style-name=""><text:span text:style-name="a383" text:class-names="">Move_Cursor checks which option is selected: (start game, options ,credits)</text:span><text:span text:style-name="a384" text:class-names=""/></text:p>
          </draw:text-box>
          <svg:title/>
          <svg:desc/>
        </draw:frame>
        <draw:custom-shape svg:x="1.77238in" svg:y="1.81742in" svg:width="6.94in" svg:height="5.60259in" draw:id="id71" draw:style-name="a389" draw:name="Rectangle 1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00" draw:name="TextBox 16" svg:x="2.14667in" svg:y="1.98212in" svg:width="5.93333in" svg:height="0.40391in">
          <draw:text-box>
            <text:p text:style-name="a399" text:class-names="" text:cond-style-name=""><text:span text:style-name="a390" text:class-names="">I</text:span><text:span text:style-name="a391" text:class-names="">f</text:span><text:span text:style-name="a392" text:class-names=""><text:s text:c="1"/></text:span><text:span text:style-name="a393" text:class-names="">options or<text:s text:c="1"/></text:span><text:span text:style-name="a394" text:class-names="">Cedits</text:span><text:span text:style-name="a395" text:class-names=""><text:s text:c="1"/></text:span><text:span text:style-name="a396" text:class-names="">is<text:s text:c="1"/></text:span><text:span text:style-name="a397" text:class-names="">selected</text:span><text:span text:style-name="a398" text:class-names=""/></text:p>
          </draw:text-box>
          <svg:title/>
          <svg:desc/>
        </draw:frame>
        <draw:custom-shape svg:x="2.14667in" svg:y="2.52132in" svg:width="6.32272in" svg:height="4.75868in" draw:id="id73" draw:style-name="a403" draw:name="Rectangle 20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07" draw:name="TextBox 22" svg:x="2.33333in" svg:y="2.72621in" svg:width="3.54422in" svg:height="0.70684in">
          <draw:text-box>
            <text:p text:style-name="a406" text:class-names="" text:cond-style-name=""><text:span text:style-name="a404" text:class-names="">Opens a new window in which u can leave by pressing backspace</text:span><text:span text:style-name="a405" text:class-names=""/></text:p>
          </draw:text-box>
          <svg:title/>
          <svg:desc/>
        </draw:frame>
        <draw:custom-shape svg:x="2.33333in" svg:y="3.63793in" svg:width="2.42177in" svg:height="3.56382in" draw:id="id75" draw:style-name="a410" draw:name="Rectangle 2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14" draw:name="TextBox 24" svg:x="2.52381in" svg:y="3.97279in" svg:width="1.06803in" svg:height="1.00977in">
          <draw:text-box>
            <text:p text:style-name="a413" text:class-names="" text:cond-style-name=""><text:span text:style-name="a411" text:class-names="">This can loop forever</text:span><text:span text:style-name="a412" text:class-names=""/></text:p>
          </draw:text-box>
          <svg:title/>
          <svg:desc/>
        </draw:frame>
        <draw:custom-shape svg:x="8.97143in" svg:y="1.81742in" svg:width="3.5735in" svg:height="5.60259in" draw:id="id77" draw:style-name="a417" draw:name="Rectangle 1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26" draw:name="TextBox 26" svg:x="9.12571in" svg:y="1.95324in" svg:width="3.19224in" svg:height="1.3127in">
          <draw:text-box>
            <text:p text:style-name="a419" text:class-names="" text:cond-style-name=""><text:span text:style-name="a418" text:class-names="">If start game is pressed:</text:span></text:p>
            <text:p text:style-name="a421" text:class-names="" text:cond-style-name=""><text:span text:style-name="a420" text:class-names="">(…)</text:span></text:p>
            <text:p text:style-name="a423" text:class-names="" text:cond-style-name=""><text:span text:style-name="a422" text:class-names="">End and close game loop</text:span></text:p>
            <text:p text:style-name="a425" text:class-names="" text:cond-style-name=""><text:span text:style-name="a424" text:class-names=""/></text:p>
          </draw:text-box>
          <svg:title/>
          <svg:desc/>
        </draw:frame>
        <draw:custom-shape svg:x="5.12939in" svg:y="3.63686in" svg:width="3.15632in" svg:height="3.56382in" draw:id="id79" draw:style-name="a429" draw:name="Rectangle 15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33" draw:name="TextBox 28" svg:x="5.21769in" svg:y="3.75in" svg:width="2.96535in" svg:height="1.61563in">
          <draw:text-box>
            <text:p text:style-name="a432" text:class-names="" text:cond-style-name=""><text:span text:style-name="a430" text:class-names="">If you are in the options menu and select a number and press tab, you can select at what progress you will enter the game</text:span><text:span text:style-name="a431" text:class-names=""/></text:p>
          </draw:text-box>
          <svg:title/>
          <svg:desc/>
        </draw:frame>
        <draw:custom-shape svg:x="5.37221in" svg:y="5.63796in" svg:width="2.63459in" svg:height="1.29038in" draw:id="id81" draw:style-name="a436" draw:name="Rectangle 15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40" draw:name="TextBox 30" svg:x="5.49521in" svg:y="5.8331in" svg:width="2.51493in" svg:height="1.00977in">
          <draw:text-box>
            <text:p text:style-name="a439" text:class-names="" text:cond-style-name=""><text:span text:style-name="a437" text:class-names="">Once tab pressed it closes the menu and starts the actual game</text:span><text:span text:style-name="a4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3/03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3/03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3/03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3/03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3/03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3/03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3/03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3/03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3/03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3/03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3/03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3/03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+</dc:title>
    <meta:initial-creator>Michiel Simons</meta:initial-creator>
    <dc:creator>Michiel Simons</dc:creator>
    <meta:creation-date>2021-03-16T12:15:34Z</meta:creation-date>
    <dc:date>2021-03-23T13:30:28Z</dc:date>
    <meta:editing-cycles>5</meta:editing-cycles>
    <meta:editing-duration>PT11017S</meta:editing-duration>
    <meta:document-statistic meta:paragraph-count="12" meta:word-count="111"/>
  </office:meta>
</office:document-meta>
</file>